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Lay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uron num: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arameter num:</text:p>
          </table:table-cell>
          <table:table-cell table:formula="of:=2*[.B2]+([.B1]-1)*[.B2]+([.B1]-2)*[.B2]*[.B2]+[.B2]+1" office:value-type="float" office:value="3" calcext:value-type="float">
            <text:p>3</text:p>
          </table:table-cell>
          <table:table-cell table:formula="of:=2*[.C2]+([.C1]-1)*[.C2]+([.C1]-2)*[.C2]*[.C2]+[.C2]+1" office:value-type="float" office:value="6001" calcext:value-type="float">
            <text:p>6001</text:p>
          </table:table-cell>
          <table:table-cell table:formula="of:=2*[.D2]+([.D1]-1)*[.D2]+([.D1]-2)*[.D2]*[.D2]+[.D2]+1" office:value-type="float" office:value="6001" calcext:value-type="float">
            <text:p>6001</text:p>
          </table:table-cell>
          <table:table-cell table:formula="of:=2*[.E2]+([.E1]-1)*[.E2]+([.E1]-2)*[.E2]*[.E2]+[.E2]+1" office:value-type="float" office:value="5937" calcext:value-type="float">
            <text:p>5937</text:p>
          </table:table-cell>
          <table:table-cell table:formula="of:=2*[.F2]+([.F1]-1)*[.F2]+([.F1]-2)*[.F2]*[.F2]+[.F2]+1" office:value-type="float" office:value="6117" calcext:value-type="float">
            <text:p>6117</text:p>
          </table:table-cell>
          <table:table-cell table:formula="of:=2*[.G2]+([.G1]-1)*[.G2]+([.G1]-2)*[.G2]*[.G2]+[.G2]+1" office:value-type="float" office:value="6081" calcext:value-type="float">
            <text:p>6081</text:p>
          </table:table-cell>
          <table:table-cell table:formula="of:=2*[.H2]+([.H1]-1)*[.H2]+([.H1]-2)*[.H2]*[.H2]+[.H2]+1" office:value-type="float" office:value="6087" calcext:value-type="float">
            <text:p>6087</text:p>
          </table:table-cell>
          <table:table-cell table:formula="of:=2*[.I2]+([.I1]-1)*[.I2]+([.I1]-2)*[.I2]*[.I2]+[.I2]+1" office:value-type="float" office:value="6077" calcext:value-type="float">
            <text:p>6077</text:p>
          </table:table-cell>
          <table:table-cell table:formula="of:=2*[.J2]+([.J1]-1)*[.J2]+([.J1]-2)*[.J2]*[.J2]+[.J2]+1" office:value-type="float" office:value="6207" calcext:value-type="float">
            <text:p>6207</text:p>
          </table:table-cell>
          <table:table-cell table:formula="of:=2*[.K2]+([.K1]-1)*[.K2]+([.K1]-2)*[.K2]*[.K2]+[.K2]+1" office:value-type="float" office:value="6157" calcext:value-type="float">
            <text:p>6157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Lay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uron num: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arameter num:</text:p>
          </table:table-cell>
          <table:table-cell table:formula="of:=2*[.B12]+([.B11]-1)*[.B12]+([.B11]-2)*[.B12]*[.B12]+[.B12]+1" office:value-type="float" office:value="3" calcext:value-type="float">
            <text:p>3</text:p>
          </table:table-cell>
          <table:table-cell table:formula="of:=2*[.C12]+([.C11]-1)*[.C12]+([.C11]-2)*[.C12]*[.C12]+[.C12]+1" office:value-type="float" office:value="5001" calcext:value-type="float">
            <text:p>5001</text:p>
          </table:table-cell>
          <table:table-cell table:formula="of:=2*[.D12]+([.D11]-1)*[.D12]+([.D11]-2)*[.D12]*[.D12]+[.D12]+1" office:value-type="float" office:value="4965" calcext:value-type="float">
            <text:p>4965</text:p>
          </table:table-cell>
          <table:table-cell table:formula="of:=2*[.E12]+([.E11]-1)*[.E12]+([.E11]-2)*[.E12]*[.E12]+[.E12]+1" office:value-type="float" office:value="5097" calcext:value-type="float">
            <text:p>5097</text:p>
          </table:table-cell>
          <table:table-cell table:formula="of:=2*[.F12]+([.F11]-1)*[.F12]+([.F11]-2)*[.F12]*[.F12]+[.F12]+1" office:value-type="float" office:value="5081" calcext:value-type="float">
            <text:p>5081</text:p>
          </table:table-cell>
          <table:table-cell table:formula="of:=2*[.G12]+([.G11]-1)*[.G12]+([.G11]-2)*[.G12]*[.G12]+[.G12]+1" office:value-type="float" office:value="4897" calcext:value-type="float">
            <text:p>4897</text:p>
          </table:table-cell>
          <table:table-cell table:formula="of:=2*[.H12]+([.H11]-1)*[.H12]+([.H11]-2)*[.H12]*[.H12]+[.H12]+1" office:value-type="float" office:value="5085" calcext:value-type="float">
            <text:p>5085</text:p>
          </table:table-cell>
          <table:table-cell table:formula="of:=2*[.I12]+([.I11]-1)*[.I12]+([.I11]-2)*[.I12]*[.I12]+[.I12]+1" office:value-type="float" office:value="4985" calcext:value-type="float">
            <text:p>4985</text:p>
          </table:table-cell>
          <table:table-cell table:formula="of:=2*[.J12]+([.J11]-1)*[.J12]+([.J11]-2)*[.J12]*[.J12]+[.J12]+1" office:value-type="float" office:value="5019" calcext:value-type="float">
            <text:p>5019</text:p>
          </table:table-cell>
          <table:table-cell table:formula="of:=2*[.K12]+([.K11]-1)*[.K12]+([.K11]-2)*[.K12]*[.K12]+[.K12]+1" office:value-type="float" office:value="4897" calcext:value-type="float">
            <text:p>4897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Lay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uron num: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arameter num:</text:p>
          </table:table-cell>
          <table:table-cell table:formula="of:=2*[.B22]+([.B21]-1)*[.B22]+([.B21]-2)*[.B22]*[.B22]+[.B22]+1" office:value-type="float" office:value="3" calcext:value-type="float">
            <text:p>3</text:p>
          </table:table-cell>
          <table:table-cell table:formula="of:=2*[.C22]+([.C21]-1)*[.C22]+([.C21]-2)*[.C22]*[.C22]+[.C22]+1" office:value-type="float" office:value="4001" calcext:value-type="float">
            <text:p>4001</text:p>
          </table:table-cell>
          <table:table-cell table:formula="of:=2*[.D22]+([.D21]-1)*[.D22]+([.D21]-2)*[.D22]*[.D22]+[.D22]+1" office:value-type="float" office:value="4027" calcext:value-type="float">
            <text:p>4027</text:p>
          </table:table-cell>
          <table:table-cell table:formula="of:=2*[.E22]+([.E21]-1)*[.E22]+([.E21]-2)*[.E22]*[.E22]+[.E22]+1" office:value-type="float" office:value="4137" calcext:value-type="float">
            <text:p>4137</text:p>
          </table:table-cell>
          <table:table-cell table:formula="of:=2*[.F22]+([.F21]-1)*[.F22]+([.F21]-2)*[.F22]*[.F22]+[.F22]+1" office:value-type="float" office:value="4141" calcext:value-type="float">
            <text:p>4141</text:p>
          </table:table-cell>
          <table:table-cell table:formula="of:=2*[.G22]+([.G21]-1)*[.G22]+([.G21]-2)*[.G22]*[.G22]+[.G22]+1" office:value-type="float" office:value="4093" calcext:value-type="float">
            <text:p>4093</text:p>
          </table:table-cell>
          <table:table-cell table:formula="of:=2*[.H22]+([.H21]-1)*[.H22]+([.H21]-2)*[.H22]*[.H22]+[.H22]+1" office:value-type="float" office:value="4173" calcext:value-type="float">
            <text:p>4173</text:p>
          </table:table-cell>
          <table:table-cell table:formula="of:=2*[.I22]+([.I21]-1)*[.I22]+([.I21]-2)*[.I22]*[.I22]+[.I22]+1" office:value-type="float" office:value="4001" calcext:value-type="float">
            <text:p>4001</text:p>
          </table:table-cell>
          <table:table-cell table:formula="of:=2*[.J22]+([.J21]-1)*[.J22]+([.J21]-2)*[.J22]*[.J22]+[.J22]+1" office:value-type="float" office:value="3957" calcext:value-type="float">
            <text:p>3957</text:p>
          </table:table-cell>
          <table:table-cell table:formula="of:=2*[.K22]+([.K21]-1)*[.K22]+([.K21]-2)*[.K22]*[.K22]+[.K22]+1" office:value-type="float" office:value="4137" calcext:value-type="float">
            <text:p>4137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Lay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uron num: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arameter num:</text:p>
          </table:table-cell>
          <table:table-cell table:formula="of:=2*[.B32]+([.B31]-1)*[.B32]+([.B31]-2)*[.B32]*[.B32]+[.B32]+1" office:value-type="float" office:value="3" calcext:value-type="float">
            <text:p>3</text:p>
          </table:table-cell>
          <table:table-cell table:formula="of:=2*[.C32]+([.C31]-1)*[.C32]+([.C31]-2)*[.C32]*[.C32]+[.C32]+1" office:value-type="float" office:value="3001" calcext:value-type="float">
            <text:p>3001</text:p>
          </table:table-cell>
          <table:table-cell table:formula="of:=2*[.D32]+([.D31]-1)*[.D32]+([.D31]-2)*[.D32]*[.D32]+[.D32]+1" office:value-type="float" office:value="3075" calcext:value-type="float">
            <text:p>3075</text:p>
          </table:table-cell>
          <table:table-cell table:formula="of:=2*[.E32]+([.E31]-1)*[.E32]+([.E31]-2)*[.E32]*[.E32]+[.E32]+1" office:value-type="float" office:value="3117" calcext:value-type="float">
            <text:p>3117</text:p>
          </table:table-cell>
          <table:table-cell table:formula="of:=2*[.F32]+([.F31]-1)*[.F32]+([.F31]-2)*[.F32]*[.F32]+[.F32]+1" office:value-type="float" office:value="3101" calcext:value-type="float">
            <text:p>3101</text:p>
          </table:table-cell>
          <table:table-cell table:formula="of:=2*[.G32]+([.G31]-1)*[.G32]+([.G31]-2)*[.G32]*[.G32]+[.G32]+1" office:value-type="float" office:value="2913" calcext:value-type="float">
            <text:p>2913</text:p>
          </table:table-cell>
          <table:table-cell table:formula="of:=2*[.H32]+([.H31]-1)*[.H32]+([.H31]-2)*[.H32]*[.H32]+[.H32]+1" office:value-type="float" office:value="3097" calcext:value-type="float">
            <text:p>3097</text:p>
          </table:table-cell>
          <table:table-cell table:formula="of:=2*[.I32]+([.I31]-1)*[.I32]+([.I31]-2)*[.I32]*[.I32]+[.I32]+1" office:value-type="float" office:value="3125" calcext:value-type="float">
            <text:p>3125</text:p>
          </table:table-cell>
          <table:table-cell table:formula="of:=2*[.J32]+([.J31]-1)*[.J32]+([.J31]-2)*[.J32]*[.J32]+[.J32]+1" office:value-type="float" office:value="3021" calcext:value-type="float">
            <text:p>3021</text:p>
          </table:table-cell>
          <table:table-cell table:formula="of:=2*[.K32]+([.K31]-1)*[.K32]+([.K31]-2)*[.K32]*[.K32]+[.K32]+1" office:value-type="float" office:value="3117" calcext:value-type="float">
            <text:p>3117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Lay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uron num: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arameter num:</text:p>
          </table:table-cell>
          <table:table-cell table:formula="of:=2*[.B42]+([.B41]-1)*[.B42]+([.B41]-2)*[.B42]*[.B42]+[.B42]+1" office:value-type="float" office:value="3" calcext:value-type="float">
            <text:p>3</text:p>
          </table:table-cell>
          <table:table-cell table:formula="of:=2*[.C42]+([.C41]-1)*[.C42]+([.C41]-2)*[.C42]*[.C42]+[.C42]+1" office:value-type="float" office:value="2001" calcext:value-type="float">
            <text:p>2001</text:p>
          </table:table-cell>
          <table:table-cell table:formula="of:=2*[.D42]+([.D41]-1)*[.D42]+([.D41]-2)*[.D42]*[.D42]+[.D42]+1" office:value-type="float" office:value="2065" calcext:value-type="float">
            <text:p>2065</text:p>
          </table:table-cell>
          <table:table-cell table:formula="of:=2*[.E42]+([.E41]-1)*[.E42]+([.E41]-2)*[.E42]*[.E42]+[.E42]+1" office:value-type="float" office:value="2109" calcext:value-type="float">
            <text:p>2109</text:p>
          </table:table-cell>
          <table:table-cell table:formula="of:=2*[.F42]+([.F41]-1)*[.F42]+([.F41]-2)*[.F42]*[.F42]+[.F42]+1" office:value-type="float" office:value="2051" calcext:value-type="float">
            <text:p>2051</text:p>
          </table:table-cell>
          <table:table-cell table:formula="of:=2*[.G42]+([.G41]-1)*[.G42]+([.G41]-2)*[.G42]*[.G42]+[.G42]+1" office:value-type="float" office:value="2113" calcext:value-type="float">
            <text:p>2113</text:p>
          </table:table-cell>
          <table:table-cell table:formula="of:=2*[.H42]+([.H41]-1)*[.H42]+([.H41]-2)*[.H42]*[.H42]+[.H42]+1" office:value-type="float" office:value="1977" calcext:value-type="float">
            <text:p>1977</text:p>
          </table:table-cell>
          <table:table-cell table:formula="of:=2*[.I42]+([.I41]-1)*[.I42]+([.I41]-2)*[.I42]*[.I42]+[.I42]+1" office:value-type="float" office:value="2125" calcext:value-type="float">
            <text:p>2125</text:p>
          </table:table-cell>
          <table:table-cell table:formula="of:=2*[.J42]+([.J41]-1)*[.J42]+([.J41]-2)*[.J42]*[.J42]+[.J42]+1" office:value-type="float" office:value="1969" calcext:value-type="float">
            <text:p>1969</text:p>
          </table:table-cell>
          <table:table-cell table:formula="of:=2*[.K42]+([.K41]-1)*[.K42]+([.K41]-2)*[.K42]*[.K42]+[.K42]+1" office:value-type="float" office:value="1981" calcext:value-type="float">
            <text:p>1981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Layer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uron num: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arameter num:</text:p>
          </table:table-cell>
          <table:table-cell table:formula="of:=2*[.B52]+([.B51]-1)*[.B52]+([.B51]-2)*[.B52]*[.B52]+[.B52]+1" office:value-type="float" office:value="3" calcext:value-type="float">
            <text:p>3</text:p>
          </table:table-cell>
          <table:table-cell table:formula="of:=2*[.C52]+([.C51]-1)*[.C52]+([.C51]-2)*[.C52]*[.C52]+[.C52]+1" office:value-type="float" office:value="1001" calcext:value-type="float">
            <text:p>1001</text:p>
          </table:table-cell>
          <table:table-cell table:formula="of:=2*[.D52]+([.D51]-1)*[.D52]+([.D51]-2)*[.D52]*[.D52]+[.D52]+1" office:value-type="float" office:value="987" calcext:value-type="float">
            <text:p>987</text:p>
          </table:table-cell>
          <table:table-cell table:formula="of:=2*[.E52]+([.E51]-1)*[.E52]+([.E51]-2)*[.E52]*[.E52]+[.E52]+1" office:value-type="float" office:value="1009" calcext:value-type="float">
            <text:p>1009</text:p>
          </table:table-cell>
          <table:table-cell table:formula="of:=2*[.F52]+([.F51]-1)*[.F52]+([.F51]-2)*[.F52]*[.F52]+[.F52]+1" office:value-type="float" office:value="987" calcext:value-type="float">
            <text:p>987</text:p>
          </table:table-cell>
          <table:table-cell table:formula="of:=2*[.G52]+([.G51]-1)*[.G52]+([.G51]-2)*[.G52]*[.G52]+[.G52]+1" office:value-type="float" office:value="1021" calcext:value-type="float">
            <text:p>1021</text:p>
          </table:table-cell>
          <table:table-cell table:formula="of:=2*[.H52]+([.H51]-1)*[.H52]+([.H51]-2)*[.H52]*[.H52]+[.H52]+1" office:value-type="float" office:value="963" calcext:value-type="float">
            <text:p>963</text:p>
          </table:table-cell>
          <table:table-cell table:formula="of:=2*[.I52]+([.I51]-1)*[.I52]+([.I51]-2)*[.I52]*[.I52]+[.I52]+1" office:value-type="float" office:value="985" calcext:value-type="float">
            <text:p>985</text:p>
          </table:table-cell>
          <table:table-cell table:formula="of:=2*[.J52]+([.J51]-1)*[.J52]+([.J51]-2)*[.J52]*[.J52]+[.J52]+1" office:value-type="float" office:value="969" calcext:value-type="float">
            <text:p>969</text:p>
          </table:table-cell>
          <table:table-cell table:formula="of:=2*[.K52]+([.K51]-1)*[.K52]+([.K51]-2)*[.K52]*[.K52]+[.K52]+1" office:value-type="float" office:value="1101" calcext:value-type="float">
            <text:p>1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17:39:19.257969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0:20:40.391360362</meta:creation-date>
    <dc:date>2017-11-22T19:28:24.723092817</dc:date>
    <meta:editing-duration>PT1H57M38S</meta:editing-duration>
    <meta:editing-cycles>5</meta:editing-cycles>
    <meta:generator>LibreOffice/5.2.7.2$Linux_X86_64 LibreOffice_project/20m0$Build-2</meta:generator>
    <meta:document-statistic meta:table-count="1" meta:cell-count="198" meta:object-count="0"/>
  </office:meta>
</office:document-meta>
</file>